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136">
            <text:p>ANTW-136</text:p>
          </table:table-cell>
          <table:table-cell office:value-type="float" office:value="51.07">
            <text:p>51.07</text:p>
          </table:table-cell>
          <table:table-cell office:value-type="float" office:value="2.693">
            <text:p>2.693</text:p>
          </table:table-cell>
          <table:table-cell office:value-type="float" office:value="5830.0">
            <text:p>58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58">
            <text:p>0.58</text:p>
          </table:table-cell>
          <table:table-cell office:value-type="float" office:value="0.58">
            <text:p>0.58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0">
            <text:p>ANTW-250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100.0">
            <text:p>510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8">
            <text:p>-5.2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29">
            <text:p>IRPA-729</text:p>
          </table:table-cell>
          <table:table-cell office:value-type="float" office:value="51.185">
            <text:p>51.185</text:p>
          </table:table-cell>
          <table:table-cell office:value-type="float" office:value="2.889">
            <text:p>2.889</text:p>
          </table:table-cell>
          <table:table-cell office:value-type="float" office:value="5770.0">
            <text:p>57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12">
            <text:p>0.12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Lv-855">
            <text:p>Lv-855</text:p>
          </table:table-cell>
          <table:table-cell office:value-type="float" office:value="51.317">
            <text:p>51.317</text:p>
          </table:table-cell>
          <table:table-cell office:value-type="float" office:value="3.212">
            <text:p>3.212</text:p>
          </table:table-cell>
          <table:table-cell office:value-type="float" office:value="4880.0">
            <text:p>488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8">
            <text:p>-3.18</text:p>
          </table:table-cell>
          <table:table-cell office:value-type="float" office:value="0.22">
            <text:p>0.22</text:p>
          </table:table-cell>
          <table:table-cell office:value-type="float" office:value="1.92">
            <text:p>1.9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734">
            <text:p>IRPA-734</text:p>
          </table:table-cell>
          <table:table-cell office:value-type="float" office:value="51.044">
            <text:p>51.044</text:p>
          </table:table-cell>
          <table:table-cell office:value-type="float" office:value="2.725">
            <text:p>2.725</text:p>
          </table:table-cell>
          <table:table-cell office:value-type="float" office:value="8170.0">
            <text:p>817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96">
            <text:p>-17.96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20">
            <text:p>IRPA-520</text:p>
          </table:table-cell>
          <table:table-cell office:value-type="float" office:value="50.961">
            <text:p>50.961</text:p>
          </table:table-cell>
          <table:table-cell office:value-type="float" office:value="2.825">
            <text:p>2.825</text:p>
          </table:table-cell>
          <table:table-cell office:value-type="float" office:value="7030.0">
            <text:p>703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18">
            <text:p>-9.1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ANTW-251">
            <text:p>ANTW-251</text:p>
          </table:table-cell>
          <table:table-cell office:value-type="float" office:value="51.031">
            <text:p>51.031</text:p>
          </table:table-cell>
          <table:table-cell office:value-type="float" office:value="2.764">
            <text:p>2.764</text:p>
          </table:table-cell>
          <table:table-cell office:value-type="float" office:value="5310.0">
            <text:p>5310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0.14">
            <text:p>0.14</text:p>
          </table:table-cell>
          <table:table-cell office:value-type="float" office:value="2.02">
            <text:p>2.0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927">
            <text:p>IRPA-927</text:p>
          </table:table-cell>
          <table:table-cell office:value-type="float" office:value="51.074">
            <text:p>51.074</text:p>
          </table:table-cell>
          <table:table-cell office:value-type="float" office:value="2.8">
            <text:p>2.8</text:p>
          </table:table-cell>
          <table:table-cell office:value-type="float" office:value="6665.0">
            <text:p>6665.0</text:p>
          </table:table-cell>
          <table:table-cell office:value-type="float" office:value="60.0">
            <text:p>6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5">
            <text:p>-8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81">
            <text:p>IRPA-681</text:p>
          </table:table-cell>
          <table:table-cell office:value-type="float" office:value="51.092">
            <text:p>51.092</text:p>
          </table:table-cell>
          <table:table-cell office:value-type="float" office:value="2.704">
            <text:p>2.704</text:p>
          </table:table-cell>
          <table:table-cell office:value-type="float" office:value="8440.0">
            <text:p>8440.0</text:p>
          </table:table-cell>
          <table:table-cell office:value-type="float" office:value="130.0">
            <text:p>130.0</text:p>
          </table:table-cell>
          <table:table-cell office:value-type="string" office:value="reed peat">
            <text:p>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1.0">
            <text:p>-2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283">
            <text:p>IRPA-283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140.0">
            <text:p>3140.0</text:p>
          </table:table-cell>
          <table:table-cell office:value-type="float" office:value="165.0">
            <text:p>16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6">
            <text:p>IRPA-616</text:p>
          </table:table-cell>
          <table:table-cell office:value-type="float" office:value="51.061">
            <text:p>51.061</text:p>
          </table:table-cell>
          <table:table-cell office:value-type="float" office:value="2.731">
            <text:p>2.731</text:p>
          </table:table-cell>
          <table:table-cell office:value-type="float" office:value="8120.0">
            <text:p>8120.0</text:p>
          </table:table-cell>
          <table:table-cell office:value-type="float" office:value="100.0">
            <text:p>100.0</text:p>
          </table:table-cell>
          <table:table-cell office:value-type="string" office:value="peaty, clayey sand">
            <text:p>peaty, clayey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8">
            <text:p>-19.58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19">
            <text:p>IRPA-519</text:p>
          </table:table-cell>
          <table:table-cell office:value-type="float" office:value="51.131">
            <text:p>51.131</text:p>
          </table:table-cell>
          <table:table-cell office:value-type="float" office:value="2.854">
            <text:p>2.854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clayey reed peat">
            <text:p>clayey re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2">
            <text:p>-5.4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34">
            <text:p>IRPA-534</text:p>
          </table:table-cell>
          <table:table-cell office:value-type="float" office:value="51.056">
            <text:p>51.056</text:p>
          </table:table-cell>
          <table:table-cell office:value-type="float" office:value="2.792">
            <text:p>2.792</text:p>
          </table:table-cell>
          <table:table-cell office:value-type="float" office:value="7110.0">
            <text:p>7110.0</text:p>
          </table:table-cell>
          <table:table-cell office:value-type="float" office:value="90.0">
            <text:p>90.0</text:p>
          </table:table-cell>
          <table:table-cell office:value-type="string" office:value="amorphous peat">
            <text:p>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">
            <text:p>-9.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25">
            <text:p>Utc-2625</text:p>
          </table:table-cell>
          <table:table-cell office:value-type="float" office:value="51.067">
            <text:p>51.067</text:p>
          </table:table-cell>
          <table:table-cell office:value-type="float" office:value="2.656">
            <text:p>2.656</text:p>
          </table:table-cell>
          <table:table-cell office:value-type="float" office:value="7490.0">
            <text:p>7490.0</text:p>
          </table:table-cell>
          <table:table-cell office:value-type="float" office:value="130.0">
            <text:p>13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97">
            <text:p>-13.9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615">
            <text:p>IRPA-615</text:p>
          </table:table-cell>
          <table:table-cell office:value-type="float" office:value="51.165">
            <text:p>51.165</text:p>
          </table:table-cell>
          <table:table-cell office:value-type="float" office:value="2.78">
            <text:p>2.78</text:p>
          </table:table-cell>
          <table:table-cell office:value-type="float" office:value="6780.0">
            <text:p>6780.0</text:p>
          </table:table-cell>
          <table:table-cell office:value-type="float" office:value="80.0">
            <text:p>8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11">
            <text:p>0.1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Utc-2636">
            <text:p>Utc-2636</text:p>
          </table:table-cell>
          <table:table-cell office:value-type="float" office:value="50.975">
            <text:p>50.975</text:p>
          </table:table-cell>
          <table:table-cell office:value-type="float" office:value="2.785">
            <text:p>2.785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">
            <text:p>0.3</text:p>
          </table:table-cell>
          <table:table-cell office:value-type="float" office:value="2.03">
            <text:p>2.0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1">
            <text:p>IRPA-541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680.0">
            <text:p>668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6">
            <text:p>-9.2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542">
            <text:p>IRPA-542</text:p>
          </table:table-cell>
          <table:table-cell office:value-type="float" office:value="51.02">
            <text:p>51.02</text:p>
          </table:table-cell>
          <table:table-cell office:value-type="float" office:value="2.803">
            <text:p>2.803</text:p>
          </table:table-cell>
          <table:table-cell office:value-type="float" office:value="6870.0">
            <text:p>6870.0</text:p>
          </table:table-cell>
          <table:table-cell office:value-type="float" office:value="70.0">
            <text:p>70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1">
            <text:p>0.1</text:p>
          </table:table-cell>
          <table:table-cell office:value-type="float" office:value="2.01">
            <text:p>2.01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797">
            <text:p>Hv-8797</text:p>
          </table:table-cell>
          <table:table-cell office:value-type="float" office:value="51.078">
            <text:p>51.078</text:p>
          </table:table-cell>
          <table:table-cell office:value-type="float" office:value="2.757">
            <text:p>2.757</text:p>
          </table:table-cell>
          <table:table-cell office:value-type="float" office:value="7170.0">
            <text:p>7170.0</text:p>
          </table:table-cell>
          <table:table-cell office:value-type="float" office:value="275.0">
            <text:p>275.0</text:p>
          </table:table-cell>
          <table:table-cell office:value-type="string" office:value="sandy amorphous peat">
            <text:p>sandy amorphou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8">
            <text:p>-11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8">
            <text:p>IRPA-338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225.0">
            <text:p>3225.0</text:p>
          </table:table-cell>
          <table:table-cell office:value-type="float" office:value="160.0">
            <text:p>1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IRPA-337">
            <text:p>IRPA-337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3340.0">
            <text:p>3340.0</text:p>
          </table:table-cell>
          <table:table-cell office:value-type="float" office:value="185.0">
            <text:p>18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  <table:table-row>
          <table:table-cell office:value-type="string" office:value="Belgium">
            <text:p>Belgium</text:p>
          </table:table-cell>
          <table:table-cell office:value-type="string" office:value="radiocarbon">
            <text:p>radiocarbon</text:p>
          </table:table-cell>
          <table:table-cell office:value-type="string" office:value="Hv-8800">
            <text:p>Hv-8800</text:p>
          </table:table-cell>
          <table:table-cell office:value-type="float" office:value="51.144">
            <text:p>51.144</text:p>
          </table:table-cell>
          <table:table-cell office:value-type="float" office:value="2.87">
            <text:p>2.87</text:p>
          </table:table-cell>
          <table:table-cell office:value-type="float" office:value="2960.0">
            <text:p>2960.0</text:p>
          </table:table-cell>
          <table:table-cell office:value-type="float" office:value="50.0">
            <text:p>5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6">
            <text:p>-2.1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DenysBaeteman1995">
            <text:p>VinkEtal2007,DenysBaeteman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